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Caladea" svg:font-family="Caladea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FreeSans2" svg:font-family="FreeSans" style:font-family-generic="swiss"/>
    <style:font-face style:name="Times New Roman3" svg:font-family="'Times New Roman'" style:font-family-generic="swiss"/>
    <style:font-face style:name="AR PL SungtiL GB1" svg:font-family="'AR PL SungtiL GB'" style:font-family-generic="system"/>
    <style:font-face style:name="Arial" svg:font-family="Arial" style:font-family-generic="system"/>
    <style:font-face style:name="FreeSans" svg:font-family="FreeSans" style:font-family-generic="system"/>
    <style:font-face style:name="Georgia" svg:font-family="Georgia" style:font-adornments="Regular" style:font-pitch="variable"/>
    <style:font-face style:name="Times New Roman2" svg:font-family="'Times New Roman'" style:font-adornments="Bold" style:font-pitch="variable"/>
    <style:font-face style:name="Times New Roman1" svg:font-family="'Times New Roman'" style:font-adornments="Italic" style:font-pitch="variable"/>
    <style:font-face style:name="Times New Roman4" svg:font-family="'Times New Roman'" style:font-adornments="Regular" style:font-pitch="variable"/>
    <style:font-face style:name="AR PL SungtiL GB" svg:font-family="'AR PL SungtiL GB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Header_20_right">
      <style:text-properties style:font-name="Times New Roman1" fo:font-size="10pt" fo:language="en" fo:country="US" fo:font-style="italic" officeooo:rsid="002fe3c7" officeooo:paragraph-rsid="0d2553b9" style:font-size-asian="10.5pt"/>
    </style:style>
    <style:style style:name="P2" style:family="paragraph" style:parent-style-name="Header_20_left">
      <style:text-properties fo:language="en" fo:country="US" officeooo:rsid="0013ae76" officeooo:paragraph-rsid="0013ae76"/>
    </style:style>
    <style:style style:name="P3" style:family="paragraph" style:parent-style-name="Footer">
      <style:paragraph-properties fo:text-align="center" style:justify-single-word="false"/>
      <style:text-properties fo:language="en" fo:country="US"/>
    </style:style>
    <style:style style:name="P4" style:family="paragraph" style:parent-style-name="Chapter_20_Body">
      <style:text-properties style:font-name="Georgia" fo:font-size="10.5pt" fo:font-weight="bold" officeooo:rsid="001dc464" officeooo:paragraph-rsid="001dc464" style:font-size-asian="10.5pt" style:font-weight-asian="bold" style:font-weight-complex="bold"/>
    </style:style>
    <style:style style:name="P5" style:family="paragraph" style:parent-style-name="Chapter_20_Body">
      <style:text-properties officeooo:paragraph-rsid="001ba5cf"/>
    </style:style>
    <style:style style:name="P6" style:family="paragraph" style:parent-style-name="Chapter_20_Body" style:master-page-name="Body_5f_N_5f_HdrFtr">
      <style:paragraph-properties style:page-number="auto"/>
      <style:text-properties officeooo:rsid="0021a9c5" officeooo:paragraph-rsid="0021a9c5"/>
    </style:style>
    <style:style style:name="T1" style:family="text">
      <style:text-properties officeooo:rsid="0d2553b9"/>
    </style:style>
    <style:style style:name="T2" style:family="text">
      <style:text-properties style:font-name="Georgia" fo:font-size="10.5pt" officeooo:rsid="0dcba175" fo:background-color="#ffff00" loext:char-shading-value="0" style:font-size-asian="10.5pt"/>
    </style:style>
    <style:style style:name="T3" style:family="text">
      <style:text-properties officeooo:rsid="0e448ff2"/>
    </style:style>
    <style:style style:name="T4" style:family="text">
      <style:text-properties officeooo:rsid="0dcba175"/>
    </style:style>
    <style:style style:name="T5" style:family="text">
      <style:text-properties officeooo:rsid="0e448ff2" fo:background-color="#ffff00" loext:char-shading-value="0"/>
    </style:style>
    <style:style style:name="T6" style:family="text">
      <style:text-properties officeooo:rsid="0dcba175" fo:background-color="#ffff00" loext:char-shading-value="0"/>
    </style:style>
    <style:style style:name="T7" style:family="text">
      <style:text-properties officeooo:rsid="001df728"/>
    </style:style>
    <style:style style:name="T8" style:family="text">
      <style:text-properties officeooo:rsid="0021a9c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1</text:p>
      <text:p text:style-name="P5"/>
      <text:p text:style-name="P4">P<text:span text:style-name="T7">2</text:span></text:p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Caladea" svg:font-family="Caladea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FreeSans2" svg:font-family="FreeSans" style:font-family-generic="swiss"/>
    <style:font-face style:name="Times New Roman3" svg:font-family="'Times New Roman'" style:font-family-generic="swiss"/>
    <style:font-face style:name="AR PL SungtiL GB1" svg:font-family="'AR PL SungtiL GB'" style:font-family-generic="system"/>
    <style:font-face style:name="Arial" svg:font-family="Arial" style:font-family-generic="system"/>
    <style:font-face style:name="FreeSans" svg:font-family="FreeSans" style:font-family-generic="system"/>
    <style:font-face style:name="Georgia" svg:font-family="Georgia" style:font-adornments="Regular" style:font-pitch="variable"/>
    <style:font-face style:name="Times New Roman2" svg:font-family="'Times New Roman'" style:font-adornments="Bold" style:font-pitch="variable"/>
    <style:font-face style:name="Times New Roman1" svg:font-family="'Times New Roman'" style:font-adornments="Italic" style:font-pitch="variable"/>
    <style:font-face style:name="Times New Roman4" svg:font-family="'Times New Roman'" style:font-adornments="Regular" style:font-pitch="variable"/>
    <style:font-face style:name="AR PL SungtiL GB" svg:font-family="'AR PL SungtiL GB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GB" style:letter-kerning="true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FreeSans2" fo:font-family="FreeSans" style:font-family-generic="swiss" fo:font-size="14pt" style:font-name-asian="Caladea" style:font-family-asian="Caladea" style:font-family-generic-asian="roman" style:font-size-asian="14pt" style:font-name-complex="Caladea" style:font-family-complex="Caladea" style:font-family-generic-complex="roman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Arial1" style:font-family-asian="Arial" style:font-family-generic-asian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name-asian="Arial1" style:font-family-asian="Arial" style:font-family-generic-asian="swiss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Arial1" style:font-family-asian="Arial" style:font-family-generic-asian="swiss" style:font-size-asian="12pt" style:font-name-complex="Arial1" style:font-family-complex="Arial" style:font-family-generic-complex="swiss"/>
    </style:style>
    <style:style style:name="Chapter_20_Body" style:display-name="Chapter Body" style:family="paragraph" style:parent-style-name="Text_20_body" style:master-page-name="">
      <style:paragraph-properties fo:margin-left="0in" fo:margin-right="0in" fo:margin-top="0in" fo:margin-bottom="0in" loext:contextual-spacing="false" fo:line-height="100%" fo:text-align="justify" style:justify-single-word="false" fo:orphans="0" fo:widows="0" fo:hyphenation-ladder-count="no-limit" style:register-true="true" fo:text-indent="0.2in" style:auto-text-indent="false" style:page-number="auto" text:number-lines="false" text:line-number="0" style:writing-mode="page">
        <style:tab-stops/>
      </style:paragraph-properties>
      <style:text-properties style:font-name="Georgia" fo:font-family="Georgia" style:font-style-name="Regular" style:font-pitch="variable" fo:font-size="10.5pt" style:font-size-asian="10.5pt" fo:hyphenate="true" fo:hyphenation-remain-char-count="2" fo:hyphenation-push-char-count="2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hapter_20_Title" style:display-name="Chapter Title" style:family="paragraph" style:parent-style-name="Heading_20_1" style:next-style-name="Chapter_20_Body" style:default-outline-level="1" style:list-style-name="Numbering_20_1" style:master-page-name="">
      <style:paragraph-properties fo:margin-left="0.1945in" fo:margin-right="0in" fo:margin-top="0in" fo:margin-bottom="0.139in" loext:contextual-spacing="false" fo:text-align="center" style:justify-single-word="false" fo:hyphenation-ladder-count="no-limit" fo:text-indent="-0.1945in" style:auto-text-indent="false" style:page-number="auto" style:writing-mode="page">
        <style:tab-stops/>
      </style:paragraph-properties>
      <style:text-properties fo:text-transform="uppercase" style:font-name="Times New Roman2" fo:font-family="'Times New Roman'" style:font-style-name="Bold" style:font-pitch="variable" fo:font-size="12pt" fo:font-weight="bold" style:font-size-asian="10.5pt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fo:text-align="center" style:justify-single-word="false" text:number-lines="false" text:line-number="0" style:writing-mode="page">
        <style:tab-stops>
          <style:tab-stop style:position="1.75in" style:type="center"/>
          <style:tab-stop style:position="3.5in" style:type="right"/>
        </style:tab-stops>
      </style:paragraph-properties>
      <style:text-properties style:font-name="Times New Roman1" fo:font-family="'Times New Roman'" style:font-style-name="Italic" style:font-pitch="variable" fo:font-size="10pt" fo:font-style="italic" style:font-size-asian="10.5pt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1.75in" style:type="center"/>
          <style:tab-stop style:position="3.5in" style:type="right"/>
        </style:tab-stops>
      </style:paragraph-properties>
      <style:text-properties style:font-name="Times New Roman4" fo:font-family="'Times New Roman'" style:font-style-name="Regular" style:font-pitch="variable" fo:font-size="9pt" style:font-size-asian="10.5pt"/>
    </style:style>
    <style:style style:name="Header_20_left" style:display-name="Header left" style:family="paragraph" style:parent-style-name="Standard" style:class="extra">
      <style:paragraph-properties fo:text-align="center" style:justify-single-word="false" text:number-lines="false" text:line-number="0" style:writing-mode="page">
        <style:tab-stops>
          <style:tab-stop style:position="1.75in" style:type="center"/>
          <style:tab-stop style:position="3.5in" style:type="right"/>
        </style:tab-stops>
      </style:paragraph-properties>
      <style:text-properties style:font-name="Times New Roman4" fo:font-family="'Times New Roman'" style:font-style-name="Regular" style:font-pitch="variable" fo:font-size="10pt"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Chapter 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_20_right">
      <style:text-properties style:font-name="Times New Roman1" fo:font-size="10pt" fo:language="en" fo:country="US" fo:font-style="italic" officeooo:rsid="002fe3c7" officeooo:paragraph-rsid="0d2553b9" style:font-size-asian="10.5pt"/>
    </style:style>
    <style:style style:name="MP2" style:family="paragraph" style:parent-style-name="Header_20_left">
      <style:text-properties fo:language="en" fo:country="US" officeooo:rsid="0013ae76" officeooo:paragraph-rsid="0013ae76"/>
    </style:style>
    <style:style style:name="MP3" style:family="paragraph" style:parent-style-name="Footer">
      <style:paragraph-properties fo:text-align="center" style:justify-single-word="false"/>
      <style:text-properties fo:language="en" fo:country="US"/>
    </style:style>
    <style:style style:name="MT1" style:family="text">
      <style:text-properties officeooo:rsid="0d2553b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5in" fo:page-height="8in" style:num-format="1" style:print-orientation="portrait" fo:margin-top="0.3752in" fo:margin-bottom="0.2917in" fo:margin-left="0.6945in" fo:margin-right="0.41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draw:fill-image-width="0in" draw:fill-image-height="0in" style:footnote-max-height="0in">
        <style:columns fo:column-count="1" fo:column-gap="0in"/>
        <style:footnote-sep style:width="0.0071in" style:distance-before-sep="0.0417in" style:distance-after-sep="0.0417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5in" fo:page-height="8in" style:num-format="1" style:print-orientation="portrait" fo:margin-top="0.3335in" fo:margin-bottom="0.2917in" fo:margin-left="0.6945in" fo:margin-right="0.4165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draw:fill="none" draw:fill-color="#729fcf" draw:fill-image-width="0in" draw:fill-image-height="0in" style:footnote-max-height="0in">
        <style:footnote-sep style:width="0.0071in" style:distance-before-sep="0.0417in" style:distance-after-sep="0.0417in" style:line-style="solid" style:adjustment="left" style:rel-width="25%" style:color="#000000"/>
      </style:page-layout-properties>
      <style:header-style>
        <style:header-footer-properties svg:height="0.3335in" fo:margin-left="0in" fo:margin-right="0in" fo:margin-bottom="0.1665in" fo:background-color="transparent" style:dynamic-spacing="false" draw:fill="none" draw:fill-color="#729fcf"/>
      </style:header-style>
      <style:footer-style>
        <style:header-footer-properties svg:height="0.2917in" fo:margin-left="0in" fo:margin-right="0in" fo:margin-top="0.125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Body_5f_N_5f_HdrFtr" style:display-name="Body_N_HdrFtr" style:page-layout-name="Mpm2" style:next-style-name="Body_5f_Hdr_5f_Ftr"/>
    <style:master-page style:name="Body_5f_Hdr_5f_Ftr" style:display-name="Body_Hdr_Ftr" style:page-layout-name="Mpm3">
      <style:header>
        <text:p text:style-name="MP1">L<text:span text:style-name="MT1">ost Girl</text:span></text:p>
      </style:header>
      <style:header-left>
        <text:p text:style-name="MP2">L. <text:s/>J. <text:s/>Kendall</text:p>
      </style:header-left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Luke </meta:initial-creator>
    <meta:creation-date>2020-04-08T15:38:39.319760131</meta:creation-date>
    <dc:date>2020-05-04T15:17:31.482021678</dc:date>
    <meta:editing-duration>PT5M43S</meta:editing-duration>
    <meta:editing-cycles>9</meta:editing-cycles>
    <meta:generator>LibreOfficeDev/7.0.0.0.alpha0$Linux_X86_64 LibreOffice_project/800085d4fb0831f2065e86bfd99164cd89998fcd</meta:generator>
    <meta:document-statistic meta:table-count="0" meta:image-count="0" meta:object-count="0" meta:page-count="1" meta:paragraph-count="5" meta:word-count="8" meta:character-count="29" meta:non-whitespace-character-count="24"/>
  </office:meta>
</office:document-meta>
</file>